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9500001B7F008662DD.bmp"/>
  <manifest:file-entry manifest:media-type="" manifest:full-path="Pictures/200000070000606F00002F0826134590.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ourier New" svg:font-family="'Courier New'"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693cm" fo:break-before="auto" fo:break-after="auto" table:align="left"/>
    </style:style>
    <style:style style:name="Table1.A" style:family="table-column">
      <style:table-column-properties style:column-width="27.693cm"/>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en" fo:country="US"/>
    </style:style>
    <style:style style:name="P3" style:family="paragraph" style:parent-style-name="Heading_20_1">
      <style:text-properties style:font-name="Times New Roman" fo:language="en" fo:country="US"/>
    </style:style>
    <style:style style:name="P4" style:family="paragraph" style:parent-style-name="Text_20_body" style:list-style-name="L1"/>
    <style:style style:name="P5" style:family="paragraph" style:parent-style-name="Text_20_body" style:list-style-name="L1">
      <style:text-properties style:font-name="Times New Roman" fo:language="en" fo:country="US" fo:font-weight="normal"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ru" fo:country="RU"/>
    </style:style>
    <style:style style:name="T5" style:family="text">
      <style:text-properties fo:font-weight="bold" style:font-weight-asian="bold" style:font-weight-complex="bold"/>
    </style:style>
    <style:style style:name="T6" style:family="text">
      <style:text-properties style:font-name="Times New Roman2" style:font-name-asian="Times New Roman2" style:font-name-complex="Times New Roman2"/>
    </style:style>
    <style:style style:name="T7" style:family="text">
      <style:text-properties style:font-name="Times New Roman2" fo:language="en" fo:country="US" style:font-name-asian="Times New Roman2" style:font-name-complex="Times New Roman2"/>
    </style:style>
    <style:style style:name="T8" style:family="text">
      <style:text-properties style:font-name="Times New Roman" fo:language="ru" fo:country="RU" fo:font-weight="normal" style:font-weight-asian="normal" style:font-weight-complex="normal"/>
    </style:style>
    <style:style style:name="T9" style:family="text">
      <style:text-properties style:font-name="Times New Roman" fo:language="ru" fo:country="RU" fo:font-weight="bold" style:font-weight-asian="bold" style:font-weight-complex="bold"/>
    </style:style>
    <style:style style:name="T10" style:family="text">
      <style:text-properties style:font-name="Times New Roman" fo:language="en" fo:country="US" fo:font-weight="normal" style:font-weight-asian="normal" style:font-weight-complex="normal"/>
    </style:style>
    <style:style style:name="T11" style:family="text">
      <style:text-properties style:font-name="Times New Roman" fo:language="en" fo:country="US"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3" text:outline-level="1">General Information on SDB Signals data base</text:h>
          </table:table-cell>
        </table:table-row>
        <table:table-row table:style-name="Table1.2">
          <table:table-cell table:style-name="Table1.A2" office:value-type="string">
            <text:p text:style-name="P2">[<text:span text:style-name="T4">page under construction</text:span>]</text:p>
            <text:p text:style-name="P1"><text:span text:style-name="T1">Besides application of signals of the project and programming language global variables (“Parameters” tab of any diagram window) the</text:span> <text:span text:style-name="T1">SimInTech environment allows an external (relative to the project file) data base (DB) to be linked. Data base is linked as an extension module (plug-in) as a dynamic-link library </text:span>(<text:span text:style-name="T1">dll). The standard delivery set of</text:span> <text:span text:style-name="T1">SimInTech includes SDB signals DB (extension module sdb.dll), which can be linked to a project file in “Settings” tab in the project Simulation properties:</text:span></text:p>
            <text:p text:style-name="P1"><draw:frame draw:style-name="fr1" draw:name="Графический объект1" text:anchor-type="paragraph" svg:width="11.67cm" svg:height="7.04cm" draw:z-index="0"><draw:image xlink:href="Pictures/2000000700002D9500001B7F008662DD.bmp" xlink:type="simple" xlink:show="embed" xlink:actuate="onLoad"/></draw:frame><text:span text:style-name="T1">With such setting of an extension module of the project data base and data base file name, “Tools” <text:s/></text:span><text:span text:style-name="T6">→ «</text:span><text:span text:style-name="T7">Data base editor...”. This item of the main menu becomes accessible. This item activates a dialog box – interface to the data base, in which DB signals can be viewed, populated and edited:</text:span></text:p>
            <text:p text:style-name="P1"><draw:frame draw:style-name="fr1" draw:name="Графический объект3" text:anchor-type="paragraph" svg:width="24.689cm" svg:height="12.04cm" draw:z-index="1"><draw:image xlink:href="Pictures/200000070000606F00002F0826134590.bmp" xlink:type="simple" xlink:show="embed" xlink:actuate="onLoad"/></draw:frame><text:span text:style-name="T1">SDB signals data base is a structured data base containing three levels: </text:span><text:span text:style-name="T3">Categories, Groups </text:span><text:span text:style-name="T2">of signals and </text:span><text:span text:style-name="T3">Signals</text:span><text:span text:style-name="T2"> for groups.</text:span></text:p>
            <text:p text:style-name="P1"><text:span text:style-name="T3">Category</text:span> <text:span text:style-name="T1">of signals is a</text:span> <text:span text:style-name="T1">prototype, template or, in terms of programming, a class for data base objects.</text:span></text:p>
            <text:p text:style-name="P1"><text:span text:style-name="T3">Group</text:span> <text:span text:style-name="T1">of signals is a logical unit of the data base and always represents an object of a category.</text:span></text:p>
            <text:p text:style-name="P1"><text:span text:style-name="T3">Signal</text:span> <text:span text:style-name="T1">is a unit physically existing in the memory area: one of variables of the group, which is named and typified</text:span>.</text:p>
            <text:p text:style-name="P2">Thus, the categories create the DB architecture, groups of signals – its population, signals constitute a list of data base signals, which is generated and can be applied in the project. </text:p>
            <text:p text:style-name="P2">Signals of a certain group need not necessarily correspond strictly to a template written in the category but this correspondence should desirably be observed except for special validated situations.</text:p>
            <text:p text:style-name="P1"><text:span text:style-name="T1">The categories ideologically are used for creation of new typical objects of modeling or typical logical (functional) parts of algorithms. Examples of typical objects are: Gate control unit (</text:span><text:span text:style-name="T3">GCU</text:span><text:span text:style-name="T1">), Valve control unit (</text:span><text:span text:style-name="T3">VCU</text:span><text:span text:style-name="T1">), Motor control unit (</text:span><text:span text:style-name="T3">MCU</text:span><text:span text:style-name="T1">), regulator (</text:span><text:span text:style-name="T3">R</text:span><text:span text:style-name="T5">27</text:span><text:span text:style-name="T1">), model of transmitter (</text:span><text:span text:style-name="T3">Transmitter</text:span><text:span text:style-name="T2">), etc. Examples of typical functional parts of algorithms are: Preventive protection </text:span>(<text:span text:style-name="T3">PP</text:span>), <text:span text:style-name="T1">Emergency </text:span><text:span text:style-name="T1">protection</text:span> (<text:span text:style-name="T3">EP</text:span>), <text:span text:style-name="T1">Generation of set points according to sensor readings </text:span>(<text:span text:style-name="T3">Set points</text:span>), <text:span text:style-name="T3">Overlaps</text:span>, <text:span text:style-name="T3">Alarms</text:span>, <text:span text:style-name="T3">Failures</text:span><text:span text:style-name="T2">, etc.</text:span></text:p>
            <text:p text:style-name="P1"><text:span text:style-name="T2">As a rule, all objects belonging to the same category (of the same type) have similar (the same, in ideal case) sets of properties and parameters, and require the same procedure for processing such parameters at each step of calculation. Thus, such objects can be subject to formalization and formalized and signal vector</text:span><text:span text:style-name="T12"> </text:span><text:span text:style-name="T2">processing, signal processing as per a template algorithm. Application of standard sub-programs and activation of such sub-programs in typical manner via the interface unit represents another option for processing a group of signals belonging to the same category. The both options can be implemented in SimInTech.</text:span></text:p>
            <text:p text:style-name="P1"><text:span text:style-name="T2">SDB signals DB interface contains</text:span><text:span text:style-name="T12">:</text:span></text:p>
            <text:list xml:id="list2519174756448074363" text:style-name="L1">
              <text:list-item>
                <text:p text:style-name="P4"><text:span text:style-name="T10">“Filters” panel, in which user filters influencing on displayed categories, groups of signals and signals of groups can be created and set. The filters does not influence the DB content. Stored filters, when activated, use local filters, which can be manually operated. Use of service character * (asterisk) is allowed in the filters. The filters are stored in a separate file with </text:span><text:span text:style-name="T8">*</text:span><text:span text:style-name="T9">.</text:span><text:span text:style-name="T11">filters</text:span><text:span text:style-name="T10"> extension in the data base file location catalog</text:span><text:span text:style-name="T8">.</text:span></text:p>
              </text:list-item>
              <text:list-item>
                <text:p text:style-name="P5">“Categories” panel, in which data base categories can be created and set. </text:p>
              </text:list-item>
              <text:list-item>
                <text:p text:style-name="P5">“Groups of signals” panel, in which groups of signals for a selected DB category can be listwisely created, added and deleted. </text:p>
              </text:list-item>
              <text:list-item>
                <text:p text:style-name="P5">“Signals and data for groups” panel, in which signals, their default values (initial values) can be created, added, edited and deleted, data types for signals, description and calculation method can be set. It is allowable to select several groups of signals and view signals belonging to several groups listwisely (“Summary table” mode).</text:p>
              </text:list-item>
              <text:list-item>
                <text:p text:style-name="P5">Data base save, load and addition keys.</text:p>
              </text:list-item>
              <text:list-item>
                <text:p text:style-name="P4"><text:span text:style-name="T10">Settings panel for DB settings </text:span><text:span text:style-name="T11">to be saved in the project. </text:span></text:p>
              </text:list-item>
            </text:list>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ourier New" svg:font-family="'Courier New'"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00%"/>
      <style:text-properties style:font-name="Times New Roman1" fo:font-size="14pt" style:font-name-asian="Times New Roman3" style:font-size-asian="12pt" style:font-name-complex="Times New Roman3"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paragraph-properties fo:margin="100%" fo:margin-left="0cm" fo:margin-right="0cm" fo:margin-top="0.3cm" fo:margin-bottom="0.3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Our_20_code" style:display-name="Our code" style:family="paragraph" style:parent-style-name="Text_20_body">
      <style:paragraph-properties fo:margin-top="0cm" fo:margin-bottom="0cm" fo:line-height="100%"/>
      <style:text-properties style:font-name="DejaVu Sans Mono"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35.001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бщие сведения о базе данных сигналов SDB</dc:title>
    <dc:date>2014-02-19T13:49:12.43</dc:date>
    <meta:generator>OpenOffice_Beta/4.1.0$Win32 OpenOffice.org_project/410m14$Build-9760</meta:generator>
    <meta:editing-duration>PT8H19M45S</meta:editing-duration>
    <meta:editing-cycles>115</meta:editing-cycles>
    <meta:document-statistic meta:table-count="1" meta:image-count="2" meta:object-count="0" meta:page-count="2" meta:paragraph-count="19" meta:word-count="638" meta:character-count="3966"/>
    <meta:user-defined meta:name="Поле 1"/>
    <meta:user-defined meta:name="Поле 2"/>
    <meta:user-defined meta:name="Поле 3"/>
    <meta:user-defined meta:name="Поле 4"/>
  </office:meta>
</office:document-meta>
</file>